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3.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26cm" fo:min-width="2.258cm"/>
    </style:style>
    <style:style style:name="gr3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084cm" fo:min-width="3.204cm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objectwithoutfill">
      <style:graphic-properties svg:stroke-color="#000000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3.55cm" fo:min-width="3.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cm" svg:height="2.6cm" svg:x="8.143cm" svg:y="2.036cm">
          <text:p text:style-name="P1">Maintan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3.5cm" svg:x="8.3cm" svg:y="6.8cm">
          <text:p text:style-name="P1">News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228cm" svg:y1="4.6cm" svg:x2="10.2cm" svg:y2="6.9cm">
          <text:p/>
        </draw:line>
        <draw:frame draw:style-name="gr4" draw:text-style-name="P4" draw:layer="layout" svg:width="2.7cm" svg:height="0.962cm" svg:x="10.5cm" svg:y="5.3cm">
          <draw:text-box>
            <text:p>Inputs</text:p>
          </draw:text-box>
        </draw:frame>
        <draw:custom-shape draw:style-name="gr5" draw:text-style-name="P2" draw:layer="layout" svg:width="4cm" svg:height="3.6cm" svg:x="8.2cm" svg:y="12.1cm">
          <text:p text:style-name="P1"/>
          <text:p text:style-name="P1">Find </text:p>
          <text:p text:style-name="P1">Popularit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6" draw:text-style-name="P5" draw:layer="layout" svg:x1="8.2cm" svg:y1="13cm" svg:x2="12.2cm" svg:y2="13cm">
          <text:p text:style-name="P1"/>
        </draw:line>
        <draw:custom-shape draw:style-name="gr5" draw:text-style-name="P2" draw:layer="layout" svg:width="4cm" svg:height="3.6cm" svg:x="8.2cm" svg:y="17.6cm">
          <text:p text:style-name="P1">S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6" draw:text-style-name="P5" draw:layer="layout" svg:x1="8.2cm" svg:y1="18.5cm" svg:x2="12.2cm" svg:y2="18.5cm">
          <text:p/>
        </draw:line>
        <draw:frame draw:style-name="gr4" draw:text-style-name="P4" draw:layer="layout" svg:width="2cm" svg:height="0.962cm" svg:x="9.2cm" svg:y="12.1cm">
          <draw:text-box>
            <text:p><text:s text:c="2"/>P1</text:p>
          </draw:text-box>
        </draw:frame>
        <draw:frame draw:style-name="gr4" draw:text-style-name="P4" draw:layer="layout" svg:width="2cm" svg:height="0.962cm" svg:x="9.1cm" svg:y="17.6cm">
          <draw:text-box>
            <text:p><text:s text:c="2"/>P2</text:p>
          </draw:text-box>
        </draw:frame>
        <draw:line draw:style-name="gr7" draw:text-style-name="P5" draw:layer="layout" svg:x1="10.3cm" svg:y1="10.3cm" svg:x2="10.3cm" svg:y2="12.1cm">
          <text:p/>
        </draw:line>
        <draw:line draw:style-name="gr7" draw:text-style-name="P5" draw:layer="layout" svg:x1="10.364cm" svg:y1="15.665cm" svg:x2="10.364cm" svg:y2="17.465cm">
          <text:p/>
        </draw:line>
        <draw:frame draw:style-name="gr8" draw:text-style-name="P4" draw:layer="layout" svg:width="3.8cm" svg:height="2.384cm" svg:x="10.627cm" svg:y="10.229cm">
          <draw:text-box>
            <text:p>Import News</text:p>
          </draw:text-box>
        </draw:frame>
        <draw:frame draw:style-name="gr9" draw:text-style-name="P4" draw:layer="layout" svg:width="6.7cm" svg:height="1.673cm" svg:x="10.5cm" svg:y="16cm">
          <draw:text-box>
            <text:p>Array with hits and news</text:p>
          </draw:text-box>
        </draw:frame>
        <draw:custom-shape draw:style-name="gr5" draw:text-style-name="P2" draw:layer="layout" svg:width="4cm" svg:height="3.6cm" svg:x="2.4cm" svg:y="7cm">
          <text:p text:style-name="P1">javascrip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6" draw:text-style-name="P5" draw:layer="layout" svg:x1="2.4cm" svg:y1="7.9cm" svg:x2="6.4cm" svg:y2="7.9cm">
          <text:p/>
        </draw:line>
        <draw:frame draw:style-name="gr4" draw:text-style-name="P4" draw:layer="layout" svg:width="2cm" svg:height="0.962cm" svg:x="3.3cm" svg:y="7cm">
          <draw:text-box>
            <text:p><text:s text:c="2"/>P3</text:p>
          </draw:text-box>
        </draw:frame>
        <draw:line draw:style-name="gr10" draw:text-style-name="P5" draw:layer="layout" svg:x1="12.2cm" svg:y1="19.3cm" svg:x2="17.9cm" svg:y2="19.3cm">
          <text:p/>
        </draw:line>
        <draw:line draw:style-name="gr10" draw:text-style-name="P5" draw:layer="layout" svg:x1="17.9cm" svg:y1="19.3cm" svg:x2="17.9cm" svg:y2="8.6cm">
          <text:p/>
        </draw:line>
        <draw:line draw:style-name="gr7" draw:text-style-name="P5" draw:layer="layout" svg:x1="17.9cm" svg:y1="8.6cm" svg:x2="12.3cm" svg:y2="8.6cm">
          <text:p/>
        </draw:line>
        <draw:line draw:style-name="gr7" draw:text-style-name="P5" draw:layer="layout" svg:x1="8.3cm" svg:y1="8.5cm" svg:x2="6.5cm" svg:y2="8.5cm">
          <text:p/>
        </draw:line>
        <draw:frame draw:style-name="gr11" draw:text-style-name="P4" draw:layer="layout" svg:width="2.7cm" svg:height="1cm" svg:x="14.4cm" svg:y="19.5cm">
          <draw:text-box>
            <text:p>Export</text:p>
          </draw:text-box>
        </draw:frame>
        <draw:frame draw:style-name="gr8" draw:text-style-name="P4" draw:layer="layout" svg:width="3.8cm" svg:height="2.384cm" svg:x="6.4cm" svg:y="6.416cm">
          <draw:text-box>
            <text:p>Import News</text:p>
          </draw:text-box>
        </draw:frame>
        <draw:custom-shape draw:style-name="gr12" draw:text-style-name="P2" draw:layer="layout" svg:width="4.1cm" svg:height="3.8cm" svg:x="2.5cm" svg:y="13.1cm">
          <text:p text:style-name="P1">Webpage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4cm" svg:y1="10.6cm" svg:x2="4.4cm" svg:y2="1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20:36:17.799063327</meta:creation-date>
    <dc:date>2019-11-19T20:53:46.220351988</dc:date>
    <meta:editing-duration>PT7M7S</meta:editing-duration>
    <meta:editing-cycles>1</meta:editing-cycles>
    <meta:document-statistic meta:object-count="25"/>
    <meta:generator>LibreOffice/6.2.5.2$Linux_X86_64 LibreOffice_project/20$Build-2</meta:generator>
  </office:meta>
</office:document-meta>
</file>